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24425ADD1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2.964cm" svg:height="15.345cm" svg:x="7.6cm" svg:y="1.655cm">
          <draw:image xlink:href="Pictures/10000201000001EA0000024425ADD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6:07:18.885158782</meta:creation-date>
    <dc:date>2014-09-01T16:10:39.200941176</dc:date>
    <meta:editing-duration>P0D</meta:editing-duration>
    <meta:editing-cycles>1</meta:editing-cycles>
    <meta:generator>LibreOffice/4.2.3.3$Linux_X86_64 LibreOffice_project/420m0$Build-3</meta:generator>
    <meta:document-statistic meta:object-count="28"/>
  </office:meta>
</office:document-meta>
</file>